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8.15pt"/>
    </style:style>
    <style:style style:name="co49" style:family="table-column">
      <style:table-column-properties fo:break-before="auto" style:column-width="64.15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216.45pt"/>
    </style:style>
    <style:style style:name="co53" style:family="table-column">
      <style:table-column-properties fo:break-before="auto" style:column-width="54.91pt"/>
    </style:style>
    <style:style style:name="co54" style:family="table-column">
      <style:table-column-properties fo:break-before="auto" style:column-width="82.26pt"/>
    </style:style>
    <style:style style:name="co55" style:family="table-column">
      <style:table-column-properties fo:break-before="auto" style:column-width="44.19pt"/>
    </style:style>
    <style:style style:name="co56" style:family="table-column">
      <style:table-column-properties fo:break-before="auto" style:column-width="98.84pt"/>
    </style:style>
    <style:style style:name="co57" style:family="table-column">
      <style:table-column-properties fo:break-before="auto" style:column-width="122.06pt"/>
    </style:style>
    <style:style style:name="co58" style:family="table-column">
      <style:table-column-properties fo:break-before="auto" style:column-width="120.84pt"/>
    </style:style>
    <style:style style:name="co59" style:family="table-column">
      <style:table-column-properties fo:break-before="auto" style:column-width="145.76pt"/>
    </style:style>
    <style:style style:name="co60" style:family="table-column">
      <style:table-column-properties fo:break-before="auto" style:column-width="134.31pt"/>
    </style:style>
    <style:style style:name="co61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1">
      <style:table-cell-properties style:rotation-align="none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1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30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Default"/>
        <table:table-column table:style-name="co53" table:default-cell-style-name="ce18"/>
        <table:table-column table:style-name="co54" table:default-cell-style-name="Default"/>
        <table:table-column table:style-name="co55" table:default-cell-style-name="ce18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P3:.Q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4];[.F4];[.H4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P4:.Q4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5];[.F5];[.H5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P5:.Q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6];[.F6];[.H6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P6:.Q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7];[.F7];[.H7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P7:.Q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8];[.F8];[.H8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P8:.Q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P11:.Q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P12:.Q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P13:.Q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P14:.Q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P15:.Q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P16:.Q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P17:.Q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P20:.Q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P21:.Q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P22:.Q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P23:.Q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P24:.Q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P27:.Q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P28:.Q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P29:.Q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P30:.Q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P31:.Q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P34:.Q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P35:.Q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P36:.Q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2:09:56.706662855</dc:date>
    <meta:editing-duration>P15DT5H57M35S</meta:editing-duration>
    <meta:editing-cycles>216</meta:editing-cycles>
    <meta:generator>LibreOffice/5.1.6.2$Linux_X86_64 LibreOffice_project/10m0$Build-2</meta:generator>
    <meta:document-statistic meta:table-count="5" meta:cell-count="4376" meta:object-count="0"/>
  </office:meta>
</office:document-meta>
</file>